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1.2cm" fo:margin-right="0cm" fo:text-indent="-0.9cm"/>
      <style:text-properties fo:color="#ffffff"/>
    </style:style>
    <style:style style:name="P8" style:family="paragraph">
      <style:paragraph-properties fo:margin-left="0cm" fo:margin-right="0cm" fo:text-indent="0cm"/>
      <style:text-properties fo:font-size="36pt"/>
    </style:style>
    <style:style style:name="P9" style:family="paragraph">
      <style:paragraph-properties fo:margin-left="1.2cm" fo:margin-right="0cm" fo:text-indent="-0.9cm"/>
      <style:text-properties fo:font-size="20pt" fo:font-weight="bold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font-size="24pt"/>
    </style:style>
    <style:style style:name="T4" style:family="text">
      <style:text-properties fo:font-size="28pt"/>
    </style:style>
    <style:style style:name="T5" style:family="text">
      <style:text-properties fo:color="#ffff00" fo:font-size="28pt"/>
    </style:style>
    <style:style style:name="T6" style:family="text">
      <style:text-properties fo:color="#23ff23" fo:font-size="24pt"/>
    </style:style>
    <style:style style:name="T7" style:family="text">
      <style:text-properties fo:color="#ffffff" fo:font-size="28pt"/>
    </style:style>
    <style:style style:name="T8" style:family="text">
      <style:text-properties fo:color="#ffffff"/>
    </style:style>
    <style:style style:name="T9" style:family="text">
      <style:text-properties fo:font-size="36pt"/>
    </style:style>
    <style:style style:name="T10" style:family="text">
      <style:text-properties fo:color="#23ff23"/>
    </style:style>
    <style:style style:name="T11" style:family="text">
      <style:text-properties fo:color="#ffff00" fo:font-size="20pt" fo:font-weight="bold"/>
    </style:style>
    <style:style style:name="T12" style:family="text">
      <style:text-properties fo:font-size="20pt" fo:font-weight="bold"/>
    </style:style>
    <style:style style:name="T13" style:family="text">
      <style:text-properties fo:color="#ccccff" fo:font-size="20pt" fo:font-weight="bold"/>
    </style:style>
    <style:style style:name="T14" style:family="text">
      <style:text-properties fo:color="#23ff23" fo:font-size="20pt" fo:font-weight="bold"/>
    </style:style>
    <style:style style:name="T15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6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7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9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ch1-7 review</presentation:footer-decl>
      <presentation:footer-decl presentation:name="ftr2">CMPTxxxx</presentation:footer-decl>
      <presentation:date-time-decl presentation:name="dtd1" presentation:source="fixed">22 Oct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1-7 Review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2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ay: Chapters 1-7 Review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Ch1: Problem-solv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h2: Your first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h3: Program stru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h4: Procedures/fun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h5: Arrays/li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h6: Library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h7: Applica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: Problem solving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Computing scientists as <text:span text:style-name="T1">toolsmiths</text:span></text:p>
              </text:list-item>
            </text:list>
            <text:list text:style-name="L3">
              <text:list-item>
                <text:p text:style-name="P4"><text:span text:style-name="T1">Top-down</text:span> vs. bottom-up; <text:span text:style-name="T1">WADES</text:span></text:p>
              </text:list-item>
            </text:list>
            <text:list text:style-name="L3">
              <text:list-item>
                <text:p text:style-name="P4">Client --&gt; Designer --&gt; Implementer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Requirements</text:span> doc, <text:span text:style-name="T1">Design</text:span> spec, Code</text:p>
                  </text:list-item>
                </text:list>
              </text:list-item>
            </text:list>
            <text:list text:style-name="L3">
              <text:list-item>
                <text:p text:style-name="P4">Design, <text:span text:style-name="T1">pseudocode</text:span>, documentation</text:p>
              </text:list-item>
            </text:list>
            <text:list text:style-name="L3">
              <text:list-item>
                <text:p text:style-name="P4">Abstract data <text:span text:style-name="T1">types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Atomic vs. compou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What's the difference: </text:span><text:span text:style-name="T2">5, 5.0, '5', (5), {5}</text:span></text:p>
                  </text:list-item>
                </text:list>
              </text:list-item>
            </text:list>
            <text:list text:style-name="L3">
              <text:list-item>
                <text:p text:style-name="P4">5 <text:span text:style-name="T1">hardware</text:span> abstractions, 5 <text:span text:style-name="T1">control</text:span>/flow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2: A basic Python program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Components of a baby Python <text:span text:style-name="T1">program</text:span></text:p>
              </text:list-item>
            </text:list>
            <text:list text:style-name="L3">
              <text:list-item>
                <text:p text:style-name="P4"><text:span text:style-name="T1">Literals, identifiers</text:span> and <text:span text:style-name="T1">reserved</text:span> words <text:span text:style-name="T3">(examples?)</text:span></text:p>
              </text:list-item>
            </text:list>
            <text:list text:style-name="L3">
              <text:list-item>
                <text:p text:style-name="P4">Strings, <text:span text:style-name="T1">quoting</text:span>, newlines</text:p>
              </text:list-item>
            </text:list>
            <text:list text:style-name="L3">
              <text:list-item>
                <text:p text:style-name="P4"><text:span text:style-name="T1">Statically-typed</text:span> vs. <text:span text:style-name="T1">dynamically-typed</text:span></text:p>
              </text:list-item>
            </text:list>
            <text:list text:style-name="L3">
              <text:list-item>
                <text:p text:style-name="P4"><text:span text:style-name="T1">Declaring</text:span> and <text:span text:style-name="T1">initializing</text:span> variables</text:p>
              </text:list-item>
            </text:list>
            <text:list text:style-name="L3">
              <text:list-item>
                <text:p text:style-name="P4"><text:span text:style-name="T4">Keyboard </text:span><text:span text:style-name="T5">input: </text:span><text:span text:style-name="T6">input(), raw_input()</text:span></text:p>
              </text:list-item>
            </text:list>
            <text:list text:style-name="L3">
              <text:list-item>
                <text:p text:style-name="P4"><text:span text:style-name="T5">Expressions, operators, </text:span><text:span text:style-name="T7">and precedence rules</text:span></text:p>
              </text:list-item>
            </text:list>
            <text:list text:style-name="L3">
              <text:list-item>
                <text:p text:style-name="P4"><text:span text:style-name="T7">Formatted output: %d, %f, %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3: Basic Program Structure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8">Statement </text:span><text:span text:style-name="T1">sequences</text:span></text:p>
              </text:list-item>
            </text:list>
            <text:list text:style-name="L3">
              <text:list-item>
                <text:p text:style-name="P4"><text:span text:style-name="T1">Selection</text:span><text:span text:style-name="T8"> (if, else, elif)</text:span></text:p>
              </text:list-item>
            </text:list>
            <text:list text:style-name="L3">
              <text:list-item>
                <text:p text:style-name="P4"><text:span text:style-name="T8">Repetition/</text:span><text:span text:style-name="T1">loops</text:span><text:span text:style-name="T8"> (while, for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8">Top-of-loop vs. bottom-of-loop tes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8">Sentinel variab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8">continue, break, els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8">Sequence </text:span><text:span text:style-name="T1">concatenation</text:span><text:span text:style-name="T8"> (+) and </text:span><text:span text:style-name="T1">repetition</text:span><text:span text:style-name="T8"> (*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8">Works on strings, lists, tup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4: Functions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<text:span text:style-name="T1">Procedures</text:span> (functions, subroutines)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No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ith <text:span text:style-name="T1">para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Formal </text:span><text:span text:style-name="T8">vs</text:span><text:span text:style-name="T1">. actual </text:span><text:span text:style-name="T8">para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Sco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Global</text:span> variables (why not to use them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all-by-<text:span text:style-name="T1">value</text:span> vs call-by-<text:span text:style-name="T1">refer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8">Python is call-by-</text:span><text:span text:style-name="T1">object</text:span><text:span text:style-name="T8">, which is like</text:span><text:span text:style-name="T8"><text:line-break/></text:span><text:span text:style-name="T8">call-by-</text:span><text:span text:style-name="T1">value</text:span><text:span text:style-name="T8"> for </text:span><text:span text:style-name="T1">immutable</text:span><text:span text:style-name="T8"> types and</text:span><text:span text:style-name="T8"><text:line-break/></text:span><text:span text:style-name="T8">call-by-</text:span><text:span text:style-name="T1">reference</text:span><text:span text:style-name="T8"> for </text:span><text:span text:style-name="T1">mutable</text:span><text:span text:style-name="T8">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178cm" svg:x="1cm" svg:y="0.337cm" presentation:class="title" presentation:user-transformed="true">
          <draw:text-box>
            <text:p text:style-name="P1"><text:span text:style-name="T9">Ch5 (+Py ch8): Arrays and Lists</text:span>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Call stack, backtrace</text:p>
              </text:list-item>
            </text:list>
            <text:list text:style-name="L3">
              <text:list-item>
                <text:p text:style-name="P4">Python <text:span text:style-name="T1">lists</text:span> vs. M2/C <text:span text:style-name="T1">arrays</text:span></text:p>
              </text:list-item>
            </text:list>
            <text:list text:style-name="L3">
              <text:list-item>
                <text:p text:style-name="P4">Lists as function <text:span text:style-name="T1">parameters</text:span></text:p>
              </text:list-item>
            </text:list>
            <text:list text:style-name="L3">
              <text:list-item>
                <text:p text:style-name="P4"><text:span text:style-name="T1">Multidimensional</text:span> arrays/lists</text:p>
              </text:list-item>
            </text:list>
            <text:list text:style-name="L3">
              <text:list-item>
                <text:p text:style-name="P4"><text:span text:style-name="T1">Python</text:span>-specific list operations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Membership</text:span> (<text:span text:style-name="T10">in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Concatenate</text:span> (<text:span text:style-name="T10">+</text:span>), <text:span text:style-name="T1">repeat</text:span> (<text:span text:style-name="T10">*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Delete</text:span> (<text:span text:style-name="T10">del</text:span>), <text:span text:style-name="T1">slice</text:span> (<text:span text:style-name="T10">[s:e]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Aliasing</text:span> vs. <text:span text:style-name="T1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9" draw:layer="layout" svg:width="25.199cm" svg:height="14.504cm" svg:x="1.4cm" svg:y="4.507cm" presentation:class="outline" presentation:user-transformed="true">
          <draw:text-box>
            <text:list text:style-name="L3">
              <text:list-item>
                <text:p text:style-name="P4"><text:span text:style-name="T11">Atomic</text:span><text:span text:style-name="T12"> types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2">Numb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2">Integers (</text:span><text:span text:style-name="T13">int</text:span><text:span text:style-name="T12">, </text:span><text:span text:style-name="T13">long, bool</text:span><text:span text:style-name="T12">): </text:span><text:span text:style-name="T14">5</text:span><text:span text:style-name="T12">, </text:span><text:span text:style-name="T14">500000L</text:span><text:span text:style-name="T12">, </text:span><text:span text:style-name="T14">Tr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2">Reals (</text:span><text:span text:style-name="T13">float</text:span><text:span text:style-name="T12">) (only double-precision): </text:span><text:span text:style-name="T14">5.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2">Complex numbers (</text:span><text:span text:style-name="T13">complex</text:span><text:span text:style-name="T12">): </text:span><text:span text:style-name="T14">5+2j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2">Container (</text:span><text:span text:style-name="T11">aggregate</text:span><text:span text:style-name="T12">) types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2">Immutable sequ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2">Strings (</text:span><text:span text:style-name="T13">str</text:span><text:span text:style-name="T12">): </text:span><text:span text:style-name="T14">"Hello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2">Tuples (</text:span><text:span text:style-name="T13">tuple</text:span><text:span text:style-name="T12">):</text:span><text:span text:style-name="T12"><text:tab/></text:span><text:span text:style-name="T14">(2, 5.0, "hi"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2">Mutable sequ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2">Lists (</text:span><text:span text:style-name="T13">list</text:span><text:span text:style-name="T12">):</text:span><text:span text:style-name="T12"><text:tab/></text:span><text:span text:style-name="T12"><text:tab/></text:span><text:span text:style-name="T14">[2, 5.0, "hi"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2">Mappin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2">Dictionaries (</text:span><text:span text:style-name="T13">dict</text:span><text:span text:style-name="T12">):</text:span><text:span text:style-name="T12"><text:tab/></text:span><text:span text:style-name="T14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6: Standard I/O and Libraries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3">
              <text:list-item>
                <text:p text:style-name="P4">Working with <text:span text:style-name="T1">files</text:span>: file <text:span text:style-name="T1">objects</text:span>, <text:span text:style-name="T10">open()</text:span>, <text:span text:style-name="T10">close(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Input</text:span>: <text:span text:style-name="T10">read(), readline(), readline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Output</text:span>: <text:span text:style-name="T10">write(), flush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he file <text:span text:style-name="T1">position</text:span> pointer: <text:span text:style-name="T10">seek(), tell(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Standard I/O</text:span> channels: <text:span text:style-name="T10">sys.stdin, stdout, stderr</text:span></text:p>
              </text:list-item>
            </text:list>
            <text:list text:style-name="L3">
              <text:list-item>
                <text:p text:style-name="P4">Python standard <text:span text:style-name="T1">math</text:span> library<text:line-break/></text:p>
              </text:list-item>
            </text:list>
            <text:list text:style-name="L3">
              <text:list-item>
                <text:p text:style-name="P4"><text:span text:style-name="T1">Libraries</text:span>: <text:span text:style-name="T1">interface</text:span> (<text:span text:style-name="T2">DEF</text:span>) vs <text:span text:style-name="T1">implementation</text:span> (<text:span text:style-name="T2">IMP</text:span>)</text:p>
              </text:list-item>
            </text:list>
            <text:list text:style-name="L3">
              <text:list-item>
                <text:p text:style-name="P4"><text:span text:style-name="T1">Accessor</text:span> (set/get) fun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7: Application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1">Null</text:span><text:span text:style-name="T8">-terminated strings; </text:span><text:span text:style-name="T1">lexical</text:span><text:span text:style-name="T8"> sorting</text:span></text:p>
              </text:list-item>
            </text:list>
            <text:list text:style-name="L3">
              <text:list-item>
                <text:p text:style-name="P4"><text:span text:style-name="T1">fractions.py</text:span><text:span text:style-name="T8"> ADT library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8">Set/get functions to hide </text:span><text:span text:style-name="T2">tuple </text:span><text:span text:style-name="T8">implementatio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substitution.py</text:span><text:span text:style-name="T8"> cipher library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8">How it works, encode/decod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pseudorandom.py</text:span><text:span text:style-name="T8"> RNG library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8">Seed, iterative pro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8">(Understand concepts enough to code i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8">Testing via histogra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15">CMPT140 </text:span><text:span text:style-name="T16">Final</text:span><text:span text:style-name="T15"> ch1-8 this </text:span><text:span text:style-name="T17">Wed</text:span><text:span text:style-name="T15">-</text:span><text:span text:style-name="T17">Thu</text:span><text:span text:style-name="T15"> </text:span><text:span text:style-name="T17">24</text:span><text:span text:style-name="T15">-</text:span><text:span text:style-name="T17">25</text:span><text:span text:style-name="T15">Oct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5">Everyone attend Thu class, even </text:span><text:span text:style-name="T18">141/143</text:span><text:span text:style-name="T15">!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5">Register for </text:span><text:span text:style-name="T18">CMPT145</text:span><text:span text:style-name="T15"> if you haven't already</text:span></text:p>
              </text:list-item>
            </text:list>
            <text:list text:style-name="L3">
              <text:list-item>
                <text:p text:style-name="P4"><text:span text:style-name="T15">No quiz/homework this week</text:span></text:p>
              </text:list-item>
            </text:list>
            <text:list text:style-name="L3">
              <text:list-item>
                <text:p text:style-name="P4"><text:span text:style-name="T18">Lab06</text:span><text:span text:style-name="T15"> due next week </text:span><text:span text:style-name="T17">Wed</text:span><text:span text:style-name="T15">: </text:span><text:span text:style-name="T19">ch7</text:span><text:span text:style-name="T15"> (choose one)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5"># </text:span><text:span text:style-name="T19">22</text:span><text:span text:style-name="T15">: word search g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5"># </text:span><text:span text:style-name="T19">32</text:span><text:span text:style-name="T15">: graphical analysis of pseudorando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5"># </text:span><text:span text:style-name="T19">37</text:span><text:span text:style-name="T15">: matrix libra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5"># </text:span><text:span text:style-name="T19">43</text:span><text:span text:style-name="T15">: encryption algorith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1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20T13:21:37</meta:creation-date>
    <dc:creator>Sean Ho</dc:creator>
    <dc:date>2007-10-22T11:26:45</dc:date>
    <meta:editing-cycles>18</meta:editing-cycles>
    <meta:editing-duration>PT4H28M29S</meta:editing-duration>
    <meta:template xlink:type="simple" xlink:actuate="onRequest" xlink:href="../../../../../../Application%20Data/OpenOffice.org2/user/template/Sample%20Lecture.otp" xlink:title="Sample Lecture" meta:date="2006-10-20T13:21:37"/>
    <meta:user-defined meta:name="Info 1"/>
    <meta:user-defined meta:name="Info 2"/>
    <meta:user-defined meta:name="Info 3"/>
    <meta:user-defined meta:name="Info 4"/>
    <meta:document-statistic meta:object-count="201"/>
  </office:meta>
</office:document-meta>
</file>